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3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28.6pt"/>
    </style:style>
    <style:style style:name="co5" style:family="table-column">
      <style:table-column-properties fo:break-before="auto" style:column-width="87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20.4pt" svg:height="542.69pt" svg:x="0pt" svg:y="143.35pt">
            <loext:p draw:notify-on-update-of-ranges="Sheet1.E2:Sheet1.E9 Sheet1.F1:Sheet1.F1 Sheet1.F2:Sheet1.F9 Sheet1.G1:Sheet1.G1 Sheet1.G2:Sheet1.G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2" table:default-cell-style-name="ce2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Cycles</text:p>
          </table:table-cell>
          <table:table-cell table:number-columns-repeated="2"/>
          <table:table-cell office:value-type="string" calcext:value-type="string">
            <text:p>Size (KB)</text:p>
          </table:table-cell>
          <table:table-cell office:value-type="string" calcext:value-type="string">
            <text:p>Speed (millions of CPU cycles)</text:p>
          </table:table-cell>
        </table:table-row>
        <table:table-row table:style-name="ro1">
          <table:table-cell office:value-type="string" calcext:value-type="string">
            <text:p>gcc7 -O6</text:p>
          </table:table-cell>
          <table:table-cell office:value-type="float" office:value="787815" calcext:value-type="float">
            <text:p>787815</text:p>
          </table:table-cell>
          <table:table-cell office:value-type="float" office:value="1052266956" calcext:value-type="float">
            <text:p>1052266956</text:p>
          </table:table-cell>
          <table:table-cell/>
          <table:table-cell office:value-type="string" calcext:value-type="string">
            <text:p>gcc7 -O6</text:p>
          </table:table-cell>
          <table:table-cell table:formula="of:=[.B2]/1000" office:value-type="float" office:value="787.815" calcext:value-type="float">
            <text:p>787.82</text:p>
          </table:table-cell>
          <table:table-cell table:formula="of:=[.C2]/1000000" office:value-type="float" office:value="1052.266956" calcext:value-type="float">
            <text:p>1052.267</text:p>
          </table:table-cell>
        </table:table-row>
        <table:table-row table:style-name="ro1">
          <table:table-cell office:value-type="string" calcext:value-type="string">
            <text:p>gcc5 -O6</text:p>
          </table:table-cell>
          <table:table-cell office:value-type="float" office:value="815227" calcext:value-type="float">
            <text:p>815227</text:p>
          </table:table-cell>
          <table:table-cell office:value-type="float" office:value="1068597841" calcext:value-type="float">
            <text:p>1068597841</text:p>
          </table:table-cell>
          <table:table-cell/>
          <table:table-cell office:value-type="string" calcext:value-type="string">
            <text:p>gcc5 -O6</text:p>
          </table:table-cell>
          <table:table-cell table:formula="of:=[.B3]/1000" office:value-type="float" office:value="815.227" calcext:value-type="float">
            <text:p>815.23</text:p>
          </table:table-cell>
          <table:table-cell table:formula="of:=[.C3]/1000000" office:value-type="float" office:value="1068.597841" calcext:value-type="float">
            <text:p>1068.598</text:p>
          </table:table-cell>
        </table:table-row>
        <table:table-row table:style-name="ro1">
          <table:table-cell office:value-type="string" calcext:value-type="string">
            <text:p>gcc7 -Os</text:p>
          </table:table-cell>
          <table:table-cell office:value-type="float" office:value="487178" calcext:value-type="float">
            <text:p>487178</text:p>
          </table:table-cell>
          <table:table-cell office:value-type="float" office:value="1096240004" calcext:value-type="float">
            <text:p>1096240004</text:p>
          </table:table-cell>
          <table:table-cell/>
          <table:table-cell office:value-type="string" calcext:value-type="string">
            <text:p>gcc7 -Os</text:p>
          </table:table-cell>
          <table:table-cell table:formula="of:=[.B4]/1000" office:value-type="float" office:value="487.178" calcext:value-type="float">
            <text:p>487.18</text:p>
          </table:table-cell>
          <table:table-cell table:formula="of:=[.C4]/1000000" office:value-type="float" office:value="1096.240004" calcext:value-type="float">
            <text:p>1096.240</text:p>
          </table:table-cell>
        </table:table-row>
        <table:table-row table:style-name="ro1">
          <table:table-cell office:value-type="string" calcext:value-type="string">
            <text:p>gcc5 -Os</text:p>
          </table:table-cell>
          <table:table-cell office:value-type="float" office:value="490528" calcext:value-type="float">
            <text:p>490528</text:p>
          </table:table-cell>
          <table:table-cell office:value-type="float" office:value="1097741101" calcext:value-type="float">
            <text:p>1097741101</text:p>
          </table:table-cell>
          <table:table-cell/>
          <table:table-cell office:value-type="string" calcext:value-type="string">
            <text:p>gcc5 -Os</text:p>
          </table:table-cell>
          <table:table-cell table:formula="of:=[.B5]/1000" office:value-type="float" office:value="490.528" calcext:value-type="float">
            <text:p>490.53</text:p>
          </table:table-cell>
          <table:table-cell table:formula="of:=[.C5]/1000000" office:value-type="float" office:value="1097.741101" calcext:value-type="float">
            <text:p>1097.741</text:p>
          </table:table-cell>
        </table:table-row>
        <table:table-row table:style-name="ro1">
          <table:table-cell office:value-type="string" calcext:value-type="string">
            <text:p>gcc7 -Os --profile-use</text:p>
          </table:table-cell>
          <table:table-cell office:value-type="float" office:value="492139" calcext:value-type="float">
            <text:p>492139</text:p>
          </table:table-cell>
          <table:table-cell office:value-type="float" office:value="1098803292" calcext:value-type="float">
            <text:p>1098803292</text:p>
          </table:table-cell>
          <table:table-cell/>
          <table:table-cell office:value-type="string" calcext:value-type="string">
            <text:p>gcc7 -Os --profile-use</text:p>
          </table:table-cell>
          <table:table-cell table:formula="of:=[.B6]/1000" office:value-type="float" office:value="492.139" calcext:value-type="float">
            <text:p>492.14</text:p>
          </table:table-cell>
          <table:table-cell table:formula="of:=[.C6]/1000000" office:value-type="float" office:value="1098.803292" calcext:value-type="float">
            <text:p>1098.803</text:p>
          </table:table-cell>
        </table:table-row>
        <table:table-row table:style-name="ro1">
          <table:table-cell office:value-type="string" calcext:value-type="string">
            <text:p>gcc5 -Os --profile-use</text:p>
          </table:table-cell>
          <table:table-cell office:value-type="float" office:value="496325" calcext:value-type="float">
            <text:p>496325</text:p>
          </table:table-cell>
          <table:table-cell office:value-type="float" office:value="1101373307" calcext:value-type="float">
            <text:p>1101373307</text:p>
          </table:table-cell>
          <table:table-cell/>
          <table:table-cell office:value-type="string" calcext:value-type="string">
            <text:p>gcc5 -Os --profile-use</text:p>
          </table:table-cell>
          <table:table-cell table:formula="of:=[.B7]/1000" office:value-type="float" office:value="496.325" calcext:value-type="float">
            <text:p>496.33</text:p>
          </table:table-cell>
          <table:table-cell table:formula="of:=[.C7]/1000000" office:value-type="float" office:value="1101.373307" calcext:value-type="float">
            <text:p>1101.373</text:p>
          </table:table-cell>
        </table:table-row>
        <table:table-row table:style-name="ro1">
          <table:table-cell office:value-type="string" calcext:value-type="string">
            <text:p>clang 3.5.2 -O3</text:p>
          </table:table-cell>
          <table:table-cell office:value-type="float" office:value="1094367" calcext:value-type="float">
            <text:p>1094367</text:p>
          </table:table-cell>
          <table:table-cell office:value-type="float" office:value="1116178487" calcext:value-type="float">
            <text:p>1116178487</text:p>
          </table:table-cell>
          <table:table-cell/>
          <table:table-cell office:value-type="string" calcext:value-type="string">
            <text:p>clang 3.5.2 -O3</text:p>
          </table:table-cell>
          <table:table-cell table:formula="of:=[.B8]/1000" office:value-type="float" office:value="1094.367" calcext:value-type="float">
            <text:p>1094.37</text:p>
          </table:table-cell>
          <table:table-cell table:formula="of:=[.C8]/1000000" office:value-type="float" office:value="1116.178487" calcext:value-type="float">
            <text:p>1116.178</text:p>
          </table:table-cell>
        </table:table-row>
        <table:table-row table:style-name="ro1">
          <table:table-cell office:value-type="string" calcext:value-type="string">
            <text:p>clang 3.5.2 -Os</text:p>
          </table:table-cell>
          <table:table-cell office:value-type="float" office:value="568923" calcext:value-type="float">
            <text:p>568923</text:p>
          </table:table-cell>
          <table:table-cell office:value-type="float" office:value="1149911493" calcext:value-type="float">
            <text:p>1149911493</text:p>
          </table:table-cell>
          <table:table-cell/>
          <table:table-cell office:value-type="string" calcext:value-type="string">
            <text:p>clang 3.5.2 -Os</text:p>
          </table:table-cell>
          <table:table-cell table:formula="of:=[.B9]/1000" office:value-type="float" office:value="568.923" calcext:value-type="float">
            <text:p>568.92</text:p>
          </table:table-cell>
          <table:table-cell table:formula="of:=[.C9]/1000000" office:value-type="float" office:value="1149.911493" calcext:value-type="float">
            <text:p>1149.911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2:Sheet1.AMJ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7:09:20.540626889</meta:creation-date>
    <dc:date>2017-10-09T07:55:40.296631772</dc:date>
    <meta:editing-duration>PT25M18S</meta:editing-duration>
    <meta:editing-cycles>3</meta:editing-cycles>
    <meta:generator>LibreOffice/5.1.6.2$Linux_X86_64 LibreOffice_project/10m0$Build-2</meta:generator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1">
      <style:chart-properties chart:display-label="true" chart:logarithmic="false" chart:maximum="1200" chart:origin="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/>
      <style:graphic-properties draw:stroke="none" draw:fill-color="#dd4814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15cm" svg:height="19.146cm" xlink:href=".." xlink:type="simple" chart:class="chart:bar" chart:style-name="ch1">
        <chart:legend chart:legend-position="bottom" svg:x="4.717cm" svg:y="17.884cm" style:legend-expansion="wide" chart:style-name="ch2"/>
        <chart:plot-area chart:style-name="ch3" table:cell-range-address="Sheet1.E1:Sheet1.G9" chart:data-source-has-labels="both" svg:x="0.508cm" svg:y="0.382cm" svg:width="24.399cm" svg:height="17.12cm">
          <chartooo:coordinate-region svg:x="1.5cm" svg:y="0.382cm" svg:width="23.407cm" svg:height="12.815cm"/>
          <chart:axis chart:dimension="x" chart:name="primary-x" chart:style-name="ch4" chartooo:axis-type="auto">
            <chartooo:date-scale/>
            <chart:categories table:cell-range-address="Sheet1.E2:Sheet1.E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9" chart:label-cell-address="Sheet1.F1:Sheet1.F1" chart:class="chart:bar">
            <chart:data-point chart:repeated="8"/>
          </chart:series>
          <chart:series chart:style-name="ch8" chart:values-cell-range-address="Sheet1.G2:Sheet1.G9" chart:label-cell-address="Sheet1.G1:Sheet1.G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 (KB)</text:p>
                <draw:g>
                  <svg:desc>Sheet1.F1:Sheet1.F1</svg:desc>
                </draw:g>
              </table:table-cell>
              <table:table-cell office:value-type="string">
                <text:p>Speed (millions of CPU cycles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cc7 -O6</text:p>
                <draw:g>
                  <svg:desc>Sheet1.E2:Sheet1.E9</svg:desc>
                </draw:g>
              </table:table-cell>
              <table:table-cell office:value-type="float" office:value="787.815">
                <text:p>787.815</text:p>
                <draw:g>
                  <svg:desc>Sheet1.F2:Sheet1.F9</svg:desc>
                </draw:g>
              </table:table-cell>
              <table:table-cell office:value-type="float" office:value="1052.266956">
                <text:p>1052.266956</text:p>
                <draw:g>
                  <svg:desc>Sheet1.G2:Sheet1.G9</svg:desc>
                </draw:g>
              </table:table-cell>
            </table:table-row>
            <table:table-row>
              <table:table-cell office:value-type="string">
                <text:p>gcc5 -O6</text:p>
              </table:table-cell>
              <table:table-cell office:value-type="float" office:value="815.227">
                <text:p>815.227</text:p>
              </table:table-cell>
              <table:table-cell office:value-type="float" office:value="1068.597841">
                <text:p>1068.597841</text:p>
              </table:table-cell>
            </table:table-row>
            <table:table-row>
              <table:table-cell office:value-type="string">
                <text:p>gcc7 -Os</text:p>
              </table:table-cell>
              <table:table-cell office:value-type="float" office:value="487.178">
                <text:p>487.178</text:p>
              </table:table-cell>
              <table:table-cell office:value-type="float" office:value="1096.240004">
                <text:p>1096.240004</text:p>
              </table:table-cell>
            </table:table-row>
            <table:table-row>
              <table:table-cell office:value-type="string">
                <text:p>gcc5 -Os</text:p>
              </table:table-cell>
              <table:table-cell office:value-type="float" office:value="490.528">
                <text:p>490.528</text:p>
              </table:table-cell>
              <table:table-cell office:value-type="float" office:value="1097.741101">
                <text:p>1097.741101</text:p>
              </table:table-cell>
            </table:table-row>
            <table:table-row>
              <table:table-cell office:value-type="string">
                <text:p>gcc7 -Os --profile-use</text:p>
              </table:table-cell>
              <table:table-cell office:value-type="float" office:value="492.139">
                <text:p>492.139</text:p>
              </table:table-cell>
              <table:table-cell office:value-type="float" office:value="1098.803292">
                <text:p>1098.803292</text:p>
              </table:table-cell>
            </table:table-row>
            <table:table-row>
              <table:table-cell office:value-type="string">
                <text:p>gcc5 -Os --profile-use</text:p>
              </table:table-cell>
              <table:table-cell office:value-type="float" office:value="496.325">
                <text:p>496.325</text:p>
              </table:table-cell>
              <table:table-cell office:value-type="float" office:value="1101.373307">
                <text:p>1101.373307</text:p>
              </table:table-cell>
            </table:table-row>
            <table:table-row>
              <table:table-cell office:value-type="string">
                <text:p>clang 3.5.2 -O3</text:p>
              </table:table-cell>
              <table:table-cell office:value-type="float" office:value="1094.367">
                <text:p>1094.367</text:p>
              </table:table-cell>
              <table:table-cell office:value-type="float" office:value="1116.178487">
                <text:p>1116.178487</text:p>
              </table:table-cell>
            </table:table-row>
            <table:table-row>
              <table:table-cell office:value-type="string">
                <text:p>clang 3.5.2 -Os</text:p>
              </table:table-cell>
              <table:table-cell office:value-type="float" office:value="568.923">
                <text:p>568.923</text:p>
              </table:table-cell>
              <table:table-cell office:value-type="float" office:value="1149.911493">
                <text:p>1149.9114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